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2B000002CCFDCC1D7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P2" style:family="paragraph" style:parent-style-name="Header">
      <style:paragraph-properties style:snap-to-layout-grid="false"/>
      <style:text-properties fo:font-size="11.5pt" fo:font-style="normal" fo:font-weight="normal" style:font-size-asian="11.5pt" style:font-style-asian="normal" style:font-weight-asian="normal" style:font-size-complex="11.5pt"/>
    </style:style>
    <style:style style:name="P3" style:family="paragraph" style:parent-style-name="Header">
      <style:paragraph-properties fo:orphans="2" fo:widows="2" style:writing-mode="lr-tb"/>
    </style:style>
    <style:style style:name="P4" style:family="paragraph" style:parent-style-name="Standard">
      <style:paragraph-properties fo:margin-top="0cm" fo:margin-bottom="0.106cm"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.106cm" fo:text-align="justify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.106cm" fo:text-align="justify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7" style:family="paragraph" style:parent-style-name="Standard">
      <style:paragraph-properties fo:margin-left="1.905cm" fo:margin-right="0cm" fo:margin-top="0cm" fo:margin-bottom="0.106cm" fo:text-align="justify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.106cm" fo:text-align="justify" style:justify-single-word="false" fo:text-indent="1.249cm" style:auto-text-indent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 style:master-page-name="Standard">
      <style:paragraph-properties fo:margin-left="0.635cm" fo:margin-right="0cm" fo:text-align="justify" style:justify-single-word="false" fo:text-indent="0cm" style:auto-text-indent="false" style:page-number="auto"/>
      <style:text-properties style:font-name="Arial" fo:font-size="11pt" fo:font-weight="bold" style:font-size-asian="11pt" style:font-weight-asian="bold" style:font-name-complex="Arial" style:font-weight-complex="bold"/>
    </style:style>
    <style:style style:name="P1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1" style:family="paragraph" style:parent-style-name="Standard" style:list-style-name="L1">
      <style:paragraph-properties fo:margin-left="0.953cm" fo:margin-right="0cm" fo:margin-top="0cm" fo:margin-bottom="0.106cm" fo:text-align="justify" style:justify-single-word="false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.106cm"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WW8Num33">
      <style:paragraph-properties fo:margin-top="0cm" fo:margin-bottom="0.106cm"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 style:list-style-name="WW8Num33">
      <style:paragraph-properties fo:margin-left="1.251cm" fo:margin-right="0cm" fo:margin-top="0cm" fo:margin-bottom="0.106cm" fo:text-align="justify" style:justify-single-word="false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T1" style:family="text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T2" style:family="text">
      <style:text-properties style:use-window-font-color="true" style:font-name="Times New Roman" fo:font-size="11.5pt" fo:font-style="normal" fo:font-weight="normal" style:font-name-asian="Times New Roman" style:font-size-asian="11.5pt" style:font-style-asian="normal" style:font-weight-asian="normal" style:font-name-complex="Times New Roman" style:font-size-complex="11.5pt" style:language-complex="ar" style:country-complex="SA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5.009cm, 0cm, 5.13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ALIZAR <text:s/>EL CÓDIGO FUENTE <text:s/>DEL <text:s/>SIGUIENTE ALGORITMO:</text:p>
      <text:p text:style-name="P10"/>
      <text:list xml:id="list29612517" text:style-name="L1">
        <text:list-item>
          <text:list>
            <text:list-item>
              <text:p text:style-name="P11">Dado un tipo de datos registro llamado cuenta con los siguientes campos: </text:p>
            </text:list-item>
          </text:list>
        </text:list-item>
      </text:list>
      <text:list xml:id="list29633444" text:style-name="WW8Num33">
        <text:list-item>
          <text:p text:style-name="P13">CC es entero (código cuenta)</text:p>
        </text:list-item>
        <text:list-item>
          <text:p text:style-name="P13">Nombre completo es cadena</text:p>
        </text:list-item>
        <text:list-item>
          <text:p text:style-name="P13">Dirección es cadena</text:p>
        </text:list-item>
        <text:list-item>
          <text:p text:style-name="P13">Edad es entero</text:p>
        </text:list-item>
        <text:list-item>
          <text:p text:style-name="P13">Operaciones <text:s/>vector [1..MAX_es] de <text:span text:style-name="T3">datos_cuenta</text:span>,(se almacena histórico de movimientos)</text:p>
        </text:list-item>
        <text:list-item>
          <text:p text:style-name="P13">Num_mov es entero. </text:p>
        </text:list-item>
        <text:list-item>
          <text:p text:style-name="P13">(tipo de datos) <text:span text:style-name="T3">datos_cuenta</text:span>: </text:p>
          <text:list>
            <text:list-item>
              <text:p text:style-name="P13">Saldo_actual es real</text:p>
            </text:list-item>
            <text:list-item>
              <text:p text:style-name="P13">Operación es carácter (i:ingreso, c:consulta, e:extraer, a:abertura)</text:p>
            </text:list-item>
            <text:list-item>
              <text:p text:style-name="P13">Cantidad es real</text:p>
            </text:list-item>
            <text:list-item>
              <text:p text:style-name="P13">Fecha_mov es cadena DD/MM/AAAA</text:p>
            </text:list-item>
            <text:list-item>
              <text:p text:style-name="P13">Actualizado es carácter(s/n)(solo se actualiza la cartilla una vez)</text:p>
            </text:list-item>
          </text:list>
        </text:list-item>
      </text:list>
      <text:p text:style-name="P7"/>
      <text:p text:style-name="P4">Realizar un programa que muestra un menú de gestión bancaria con las siguientes opciones: (cada opción es un modulo incluido en la librería <text:s/><text:span text:style-name="T3">operaciones.h</text:span>)</text:p>
      <text:p text:style-name="P8"/>
      <text:p text:style-name="P8">a) Alta_cuenta / Baja cuenta(2p) (paso todo el vector, menu de altas y bajas)</text:p>
      <text:p text:style-name="P8"><text:s/>b) Operaciones en cuenta (ingreso, consulta , retirar efectivo(2p) (pasa una <text:s/></text:p>
      <text:p text:style-name="P8"><text:s/>estructura del vector)</text:p>
      <text:p text:style-name="P8"><text:s/>c) Histórico de movimientos(2p)</text:p>
      <text:p text:style-name="P8">d) Búsqueda de cuenta e impresión por pantalla(2p)</text:p>
      <text:p text:style-name="P8">e) Salir.</text:p>
      <text:p text:style-name="P5"/>
      <text:p text:style-name="P4">Funcionamiento Menú (1p), definición correcta estructura (1p)</text:p>
      <text:p text:style-name="P4"/>
      <text:p text:style-name="P6">NOTAS:</text:p>
      <text:p text:style-name="P4"/>
      <text:p text:style-name="P4">Los datos necesarios introducidos por el usuario para realizar un alta son: </text:p>
      <text:p text:style-name="P4"/>
      <text:list xml:id="list29623088" text:continue-numbering="true" text:style-name="WW8Num33">
        <text:list-item>
          <text:list>
            <text:list-item>
              <text:list>
                <text:list-item>
                  <text:p text:style-name="P14">CC, Nombre completo, Dirección , Edad, datos_cuenta</text:p>
                </text:list-item>
              </text:list>
            </text:list-item>
          </text:list>
        </text:list-item>
      </text:list>
      <text:p text:style-name="P4"/>
      <text:p text:style-name="P4">Para realizar cualquier operación <text:s/>se ha de realizar una búsqueda binaria por CC</text:p>
      <text:p text:style-name="P4">Al realizar una baja de cuenta se han de ordenar los clientes de menor a mayor. </text:p>
      <text:p text:style-name="P4">El programa ha de realizar las funciones correctamente para ser evalu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style:font-size-asian="1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Apartado1" style:family="paragraph" style:parent-style-name="Standard">
      <style:paragraph-properties fo:margin-left="1.7cm" fo:margin-right="0cm" fo:margin-top="0cm" fo:margin-bottom="0.212cm" fo:text-align="justify" style:justify-single-word="false" fo:text-indent="0cm" style:auto-text-indent="false"/>
      <style:text-properties fo:font-size="11pt" fo:language="es" fo:country="ES" style:font-size-asian="11pt" style:font-size-complex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423cm" fo:margin-bottom="0.212cm" fo:text-indent="1cm" style:auto-text-indent="false"/>
      <style:text-properties fo:font-size="11pt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Courier New" fo:language="ca" fo:country="ES" style:font-name-complex="Courier New" style:font-size-complex="12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2" style:family="text">
      <style:text-properties style:font-name="Symbol" style:font-name-complex="Symbol"/>
    </style:style>
    <style:style style:name="WW8Num20z0" style:family="text">
      <style:text-properties fo:font-size="11pt" style:font-size-asian="11pt"/>
    </style:style>
    <style:style style:name="WW8Num21z0" style:family="text">
      <style:text-properties fo:font-size="11pt" style:font-size-asian="11pt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5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untuació" style:family="text" style:parent-style-name="Fuente_20_de_20_párrafo_20_predeter.">
      <style:text-properties fo:font-size="12pt" fo:letter-spacing="-0.005cm" fo:language="ca" fo:country="ES" fo:font-style="italic" fo:font-weight="bold" style:font-size-asian="12pt" style:font-style-asian="italic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2.518cm" fo:margin-left="2.492cm" table:align="left" style:writing-mode="lr-tb"/>
    </style:style>
    <style:style style:name="Tabla1.A" style:family="table-column">
      <style:table-column-properties style:column-width="8.001cm"/>
    </style:style>
    <style:style style:name="Tabla1.B" style:family="table-column">
      <style:table-column-properties style:column-width="4.517cm"/>
    </style:style>
    <style:style style:name="Tabla1.1" style:family="table-row">
      <style:table-row-properties style:keep-together="false"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1.3" style:family="table-row">
      <style:table-row-properties style:keep-together="true" fo:keep-together="auto"/>
    </style:style>
    <style:style style:name="Tabla1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ffffff" fo:border-bottom="0.018cm solid #000000" style:writing-mode="lr-tb"/>
    </style:style>
    <style:style style:name="MP1" style:family="paragraph" style:parent-style-name="Header">
      <style:paragraph-properties style:snap-to-layout-grid="false"/>
      <style:text-properties fo:font-size="11.5pt" fo:font-style="normal" fo:font-weight="normal" style:font-size-asian="11.5pt" style:font-style-asian="normal" style:font-weight-asian="normal" style:font-size-complex="11.5pt"/>
    </style:style>
    <style:style style:name="MP2" style:family="paragraph" style:parent-style-name="Header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MP3" style:family="paragraph" style:parent-style-name="Header">
      <style:paragraph-properties fo:orphans="2" fo:widows="2" style:writing-mode="lr-tb"/>
    </style:style>
    <style:style style:name="MT1" style:family="text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MT2" style:family="text"/>
    <style:style style:name="MT3" style:family="text">
      <style:text-properties style:use-window-font-color="true" style:font-name="Times New Roman" fo:font-size="11.5pt" fo:font-style="normal" fo:font-weight="normal" style:font-name-asian="Times New Roman" style:font-size-asian="11.5pt" style:font-style-asian="normal" style:font-weight-asian="normal" style:font-name-complex="Times New Roman" style:font-size-complex="11.5pt" style:language-complex="ar" style:country-complex="SA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5.009cm, 0cm, 5.13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29cm" fo:margin-bottom="0.829cm" fo:margin-left="0.829cm" fo:margin-right="0.829cm" fo:border="0.018cm solid #000000" fo:padding-top="0.423cm" fo:padding-bottom="1.154cm" fo:padding-left="2.154cm" fo:padding-right="2.1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29cm" fo:margin-bottom="0.829cm" fo:margin-left="0.829cm" fo:margin-right="0.829cm" fo:border="0.018cm solid #000000" fo:padding-top="1.154cm" fo:padding-bottom="1.154cm" fo:padding-left="2.154cm" fo:padding-right="2.1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Header"><text:span text:style-name="Puntuació"><text:span text:style-name="MT1">Mòdul 3</text:span></text:span><draw:frame draw:style-name="Mfr1" draw:name="gráficos1" text:anchor-type="char" svg:x="-2.307cm" svg:y="0.307cm" svg:width="1.826cm" svg:height="1.907cm" draw:z-index="0"><draw:image xlink:href="Pictures/100000000000042B000002CCFDCC1D7D.jpg" xlink:type="simple" xlink:show="embed" xlink:actuate="onLoad"/></draw:frame></text:p>
            </table:table-cell>
            <table:table-cell table:style-name="Tabla1.B1" table:number-rows-spanned="2" office:value-type="string">
              <text:p text:style-name="Header"><text:span text:style-name="Puntuació"><text:span text:style-name="MT1">Nota:</text:span></text:span></text:p>
            </table:table-cell>
          </table:table-row>
          <table:table-row table:style-name="Tabla1.1">
            <table:table-cell table:style-name="Tabla1.A1" office:value-type="string">
              <text:p text:style-name="Header"><text:span text:style-name="Puntuació"><text:span text:style-name="MT1">Curs: DAW</text:span></text:span></text:p>
            </table:table-cell>
            <table:covered-table-cell/>
          </table:table-row>
          <table:table-row table:style-name="Tabla1.3">
            <table:table-cell table:style-name="Tabla1.A1" office:value-type="string">
              <text:p text:style-name="Header"><text:span text:style-name="Puntuació"><text:span text:style-name="MT1">Pt3 Pràctica estructures 15%</text:span></text:span></text:p>
            </table:table-cell>
            <table:table-cell table:style-name="Tabla1.B3" office:value-type="string">
              <text:p text:style-name="MP1"><text:span text:style-name="Puntuació"/></text:p>
            </table:table-cell>
          </table:table-row>
          <table:table-row table:style-name="Tabla1.3">
            <table:table-cell table:style-name="Tabla1.A1" office:value-type="string">
              <text:p text:style-name="MP2"><text:span text:style-name="Puntuació">Professor: <text:s/>Ramon Murillo</text:span></text:p>
            </table:table-cell>
            <table:table-cell table:style-name="Tabla1.B1" office:value-type="string">
              <text:p text:style-name="MP3"><text:span text:style-name="Puntuació"><text:span text:style-name="MT1">Data: 14/05/201</text:span></text:span><text:span text:style-name="Puntuació"><text:span text:style-name="MT3">5</text:span></text:span></text:p>
            </table:table-cell>
          </table:table-row>
        </table:table>
        <text:p text:style-name="Header"><text:span text:style-name="Puntuació"/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NTROL 2/2 1ª EVALUACIÓN</dc:title>
    <meta:initial-creator>Rafa</meta:initial-creator>
    <meta:creation-date>2011-02-23T13:10:00</meta:creation-date>
    <dc:date>2015-05-15T09:47:03.43</dc:date>
    <meta:print-date>2010-02-26T11:11:00</meta:print-date>
    <meta:editing-cycles>7</meta:editing-cycles>
    <meta:editing-duration>PT16M22S</meta:editing-duration>
    <meta:generator>OpenOffice.org/3.3$Win32 OpenOffice.org_project/330m20$Build-9567</meta:generator>
    <dc:creator>. .</dc:creator>
    <meta:document-statistic meta:table-count="1" meta:image-count="1" meta:object-count="0" meta:page-count="1" meta:paragraph-count="34" meta:word-count="237" meta:character-count="1505"/>
    <meta:user-defined meta:name="Información 1"/>
    <meta:user-defined meta:name="Información 2"/>
    <meta:user-defined meta:name="Información 3"/>
    <meta:user-defined meta:name="Información 4"/>
  </office:meta>
</office:document-meta>
</file>